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ber cod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diff from code</text:p>
          </table:table-cell>
          <table:table-cell office:value-type="string" calcext:value-type="string">
            <text:p>ease from size</text:p>
          </table:table-cell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formula="of:=([.A5]/26)^2" office:value-type="float" office:value="1" calcext:value-type="float">
            <text:p>1</text:p>
          </table:table-cell>
          <table:table-cell table:formula="of:=SQRT([.B5])" office:value-type="float" office:value="7.07106781186548" calcext:value-type="float">
            <text:p>7.0710678118654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formula="of:=([.A6]/26)^2" office:value-type="float" office:value="1" calcext:value-type="float">
            <text:p>1</text:p>
          </table:table-cell>
          <table:table-cell table:formula="of:=SQRT([.B6])" office:value-type="float" office:value="8.36660026534076" calcext:value-type="float">
            <text:p>8.36660026534076</text:p>
          </table:table-cell>
          <table:table-cell table:formula="of:=[.$A$2]*[.C6]/[.D6]" office:value-type="float" office:value="29.8807152333598" calcext:value-type="float">
            <text:p>29.880715233359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table:formula="of:=([.A7]/26)^2" office:value-type="float" office:value="1" calcext:value-type="float">
            <text:p>1</text:p>
          </table:table-cell>
          <table:table-cell table:formula="of:=SQRT([.B7])" office:value-type="float" office:value="9.48683298050514" calcext:value-type="float">
            <text:p>9.48683298050514</text:p>
          </table:table-cell>
          <table:table-cell table:formula="of:=[.$A$2]*[.C7]/[.D7]" office:value-type="float" office:value="26.3523138347365" calcext:value-type="float">
            <text:p>26.352313834736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table:formula="of:=([.A8]/26)^2" office:value-type="float" office:value="1" calcext:value-type="float">
            <text:p>1</text:p>
          </table:table-cell>
          <table:table-cell table:formula="of:=SQRT([.B8])" office:value-type="float" office:value="10.4880884817015" calcext:value-type="float">
            <text:p>10.4880884817015</text:p>
          </table:table-cell>
          <table:table-cell table:formula="of:=[.$A$2]*[.C8]/[.D8]" office:value-type="float" office:value="23.8365647311398" calcext:value-type="float">
            <text:p>23.836564731139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table:formula="of:=([.A9]/26)^2" office:value-type="float" office:value="1" calcext:value-type="float">
            <text:p>1</text:p>
          </table:table-cell>
          <table:table-cell table:formula="of:=SQRT([.B9])" office:value-type="float" office:value="11.4017542509914" calcext:value-type="float">
            <text:p>11.4017542509914</text:p>
          </table:table-cell>
          <table:table-cell table:formula="of:=[.$A$2]*[.C9]/[.D9]" office:value-type="float" office:value="21.9264504826757" calcext:value-type="float">
            <text:p>21.926450482675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table:formula="of:=([.A10]/26)^2" office:value-type="float" office:value="1" calcext:value-type="float">
            <text:p>1</text:p>
          </table:table-cell>
          <table:table-cell table:formula="of:=SQRT([.B10])" office:value-type="float" office:value="12.2474487139159" calcext:value-type="float">
            <text:p>12.2474487139159</text:p>
          </table:table-cell>
          <table:table-cell table:formula="of:=[.$A$2]*[.C10]/[.D10]" office:value-type="float" office:value="20.4124145231932" calcext:value-type="float">
            <text:p>20.412414523193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table:formula="of:=([.A11]/26)^2" office:value-type="float" office:value="1" calcext:value-type="float">
            <text:p>1</text:p>
          </table:table-cell>
          <table:table-cell table:formula="of:=SQRT([.B11])" office:value-type="float" office:value="13.0384048104053" calcext:value-type="float">
            <text:p>13.0384048104053</text:p>
          </table:table-cell>
          <table:table-cell table:formula="of:=[.$A$2]*[.C11]/[.D11]" office:value-type="float" office:value="19.1741247211843" calcext:value-type="float">
            <text:p>19.174124721184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formula="of:=([.A12]/26)^2" office:value-type="float" office:value="1" calcext:value-type="float">
            <text:p>1</text:p>
          </table:table-cell>
          <table:table-cell table:formula="of:=SQRT([.B12])" office:value-type="float" office:value="13.7840487520902" calcext:value-type="float">
            <text:p>13.7840487520902</text:p>
          </table:table-cell>
          <table:table-cell table:formula="of:=[.$A$2]*[.C12]/[.D12]" office:value-type="float" office:value="18.1369062527503" calcext:value-type="float">
            <text:p>18.136906252750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0" calcext:value-type="float">
            <text:p>210</text:p>
          </table:table-cell>
          <table:table-cell table:formula="of:=([.A13]/26)^2" office:value-type="float" office:value="1" calcext:value-type="float">
            <text:p>1</text:p>
          </table:table-cell>
          <table:table-cell table:formula="of:=SQRT([.B13])" office:value-type="float" office:value="14.4913767461894" calcext:value-type="float">
            <text:p>14.4913767461894</text:p>
          </table:table-cell>
          <table:table-cell table:formula="of:=[.$A$2]*[.C13]/[.D13]" office:value-type="float" office:value="17.2516389835589" calcext:value-type="float">
            <text:p>17.251638983558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0" calcext:value-type="float">
            <text:p>230</text:p>
          </table:table-cell>
          <table:table-cell table:formula="of:=([.A14]/26)^2" office:value-type="float" office:value="1" calcext:value-type="float">
            <text:p>1</text:p>
          </table:table-cell>
          <table:table-cell table:formula="of:=SQRT([.B14])" office:value-type="float" office:value="15.1657508881031" calcext:value-type="float">
            <text:p>15.1657508881031</text:p>
          </table:table-cell>
          <table:table-cell table:formula="of:=[.$A$2]*[.C14]/[.D14]" office:value-type="float" office:value="16.4845118348947" calcext:value-type="float">
            <text:p>16.484511834894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0" calcext:value-type="float">
            <text:p>250</text:p>
          </table:table-cell>
          <table:table-cell table:formula="of:=([.A15]/26)^2" office:value-type="float" office:value="1" calcext:value-type="float">
            <text:p>1</text:p>
          </table:table-cell>
          <table:table-cell table:formula="of:=SQRT([.B15])" office:value-type="float" office:value="15.8113883008419" calcext:value-type="float">
            <text:p>15.8113883008419</text:p>
          </table:table-cell>
          <table:table-cell table:formula="of:=[.$A$2]*[.C15]/[.D15]" office:value-type="float" office:value="15.8113883008419" calcext:value-type="float">
            <text:p>15.811388300841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0" calcext:value-type="float">
            <text:p>270</text:p>
          </table:table-cell>
          <table:table-cell table:formula="of:=([.A16]/26)^2" office:value-type="float" office:value="1" calcext:value-type="float">
            <text:p>1</text:p>
          </table:table-cell>
          <table:table-cell table:formula="of:=SQRT([.B16])" office:value-type="float" office:value="16.431676725155" calcext:value-type="float">
            <text:p>16.431676725155</text:p>
          </table:table-cell>
          <table:table-cell table:formula="of:=[.$A$2]*[.C16]/[.D16]" office:value-type="float" office:value="15.2145154862546" calcext:value-type="float">
            <text:p>15.214515486254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0" calcext:value-type="float">
            <text:p>290</text:p>
          </table:table-cell>
          <table:table-cell table:formula="of:=([.A17]/26)^2" office:value-type="float" office:value="1" calcext:value-type="float">
            <text:p>1</text:p>
          </table:table-cell>
          <table:table-cell table:formula="of:=SQRT([.B17])" office:value-type="float" office:value="17.0293863659264" calcext:value-type="float">
            <text:p>17.0293863659264</text:p>
          </table:table-cell>
          <table:table-cell table:formula="of:=[.$A$2]*[.C17]/[.D17]" office:value-type="float" office:value="14.6805054878676" calcext:value-type="float">
            <text:p>14.680505487867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0" calcext:value-type="float">
            <text:p>310</text:p>
          </table:table-cell>
          <table:table-cell table:formula="of:=([.A18]/26)^2" office:value-type="float" office:value="1" calcext:value-type="float">
            <text:p>1</text:p>
          </table:table-cell>
          <table:table-cell table:formula="of:=SQRT([.B18])" office:value-type="float" office:value="17.606816861659" calcext:value-type="float">
            <text:p>17.606816861659</text:p>
          </table:table-cell>
          <table:table-cell table:formula="of:=[.$A$2]*[.C18]/[.D18]" office:value-type="float" office:value="14.1990458561766" calcext:value-type="float">
            <text:p>14.199045856176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0" calcext:value-type="float">
            <text:p>330</text:p>
          </table:table-cell>
          <table:table-cell table:formula="of:=([.A19]/26)^2" office:value-type="float" office:value="1" calcext:value-type="float">
            <text:p>1</text:p>
          </table:table-cell>
          <table:table-cell table:formula="of:=SQRT([.B19])" office:value-type="float" office:value="18.165902124585" calcext:value-type="float">
            <text:p>18.165902124585</text:p>
          </table:table-cell>
          <table:table-cell table:formula="of:=[.$A$2]*[.C19]/[.D19]" office:value-type="float" office:value="13.7620470640795" calcext:value-type="float">
            <text:p>13.762047064079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formula="of:=([.A20]/26)^2" office:value-type="float" office:value="1" calcext:value-type="float">
            <text:p>1</text:p>
          </table:table-cell>
          <table:table-cell table:formula="of:=SQRT([.B20])" office:value-type="float" office:value="18.7082869338697" calcext:value-type="float">
            <text:p>18.7082869338697</text:p>
          </table:table-cell>
          <table:table-cell table:formula="of:=[.$A$2]*[.C20]/[.D20]" office:value-type="float" office:value="13.3630620956212" calcext:value-type="float">
            <text:p>13.363062095621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0" calcext:value-type="float">
            <text:p>370</text:p>
          </table:table-cell>
          <table:table-cell table:formula="of:=([.A21]/26)^2" office:value-type="float" office:value="1" calcext:value-type="float">
            <text:p>1</text:p>
          </table:table-cell>
          <table:table-cell table:formula="of:=SQRT([.B21])" office:value-type="float" office:value="19.2353840616713" calcext:value-type="float">
            <text:p>19.2353840616713</text:p>
          </table:table-cell>
          <table:table-cell table:formula="of:=[.$A$2]*[.C21]/[.D21]" office:value-type="float" office:value="12.9968811227509" calcext:value-type="float">
            <text:p>12.9968811227509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0" calcext:value-type="float">
            <text:p>350</text:p>
          </table:table-cell>
          <table:table-cell table:formula="of:=([.A24]/26)^2" office:value-type="float" office:value="1" calcext:value-type="float">
            <text:p>1</text:p>
          </table:table-cell>
          <table:table-cell table:formula="of:=SQRT([.B24])" office:value-type="float" office:value="18.7082869338697" calcext:value-type="float">
            <text:p>18.7082869338697</text:p>
          </table:table-cell>
          <table:table-cell table:formula="of:=[.$A$2]*[.C24]/[.D24]" office:value-type="float" office:value="13.3630620956212" calcext:value-type="float">
            <text:p>13.363062095621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0" calcext:value-type="float">
            <text:p>350</text:p>
          </table:table-cell>
          <table:table-cell table:formula="of:=([.A25]/26)^2" office:value-type="float" office:value="1.07840236686391" calcext:value-type="float">
            <text:p>1.07840236686391</text:p>
          </table:table-cell>
          <table:table-cell table:formula="of:=SQRT([.B25])" office:value-type="float" office:value="18.7082869338697" calcext:value-type="float">
            <text:p>18.7082869338697</text:p>
          </table:table-cell>
          <table:table-cell table:formula="of:=[.$A$2]*[.C25]/[.D25]" office:value-type="float" office:value="14.4107577924673" calcext:value-type="float">
            <text:p>14.410757792467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0" calcext:value-type="float">
            <text:p>350</text:p>
          </table:table-cell>
          <table:table-cell table:formula="of:=([.A26]/26)^2" office:value-type="float" office:value="1.15976331360947" calcext:value-type="float">
            <text:p>1.15976331360947</text:p>
          </table:table-cell>
          <table:table-cell table:formula="of:=SQRT([.B26])" office:value-type="float" office:value="18.7082869338697" calcext:value-type="float">
            <text:p>18.7082869338697</text:p>
          </table:table-cell>
          <table:table-cell table:formula="of:=[.$A$2]*[.C26]/[.D26]" office:value-type="float" office:value="15.4979891759867" calcext:value-type="float">
            <text:p>15.497989175986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0" calcext:value-type="float">
            <text:p>350</text:p>
          </table:table-cell>
          <table:table-cell table:formula="of:=([.A27]/26)^2" office:value-type="float" office:value="1.24408284023669" calcext:value-type="float">
            <text:p>1.24408284023669</text:p>
          </table:table-cell>
          <table:table-cell table:formula="of:=SQRT([.B27])" office:value-type="float" office:value="18.7082869338697" calcext:value-type="float">
            <text:p>18.7082869338697</text:p>
          </table:table-cell>
          <table:table-cell table:formula="of:=[.$A$2]*[.C27]/[.D27]" office:value-type="float" office:value="16.6247562461797" calcext:value-type="float">
            <text:p>16.624756246179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table:formula="of:=([.A28]/26)^2" office:value-type="float" office:value="1.33136094674556" calcext:value-type="float">
            <text:p>1.33136094674556</text:p>
          </table:table-cell>
          <table:table-cell table:formula="of:=SQRT([.B28])" office:value-type="float" office:value="18.7082869338697" calcext:value-type="float">
            <text:p>18.7082869338697</text:p>
          </table:table-cell>
          <table:table-cell table:formula="of:=[.$A$2]*[.C28]/[.D28]" office:value-type="float" office:value="17.791059003046" calcext:value-type="float">
            <text:p>17.79105900304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table:formula="of:=([.A29]/26)^2" office:value-type="float" office:value="1.42159763313609" calcext:value-type="float">
            <text:p>1.42159763313609</text:p>
          </table:table-cell>
          <table:table-cell table:formula="of:=SQRT([.B29])" office:value-type="float" office:value="18.7082869338697" calcext:value-type="float">
            <text:p>18.7082869338697</text:p>
          </table:table-cell>
          <table:table-cell table:formula="of:=[.$A$2]*[.C29]/[.D29]" office:value-type="float" office:value="18.9968974465858" calcext:value-type="float">
            <text:p>18.996897446585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0" calcext:value-type="float">
            <text:p>350</text:p>
          </table:table-cell>
          <table:table-cell table:formula="of:=([.A30]/26)^2" office:value-type="float" office:value="1.51479289940828" calcext:value-type="float">
            <text:p>1.51479289940828</text:p>
          </table:table-cell>
          <table:table-cell table:formula="of:=SQRT([.B30])" office:value-type="float" office:value="18.7082869338697" calcext:value-type="float">
            <text:p>18.7082869338697</text:p>
          </table:table-cell>
          <table:table-cell table:formula="of:=[.$A$2]*[.C30]/[.D30]" office:value-type="float" office:value="20.242271576799" calcext:value-type="float">
            <text:p>20.24227157679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0" calcext:value-type="float">
            <text:p>350</text:p>
          </table:table-cell>
          <table:table-cell table:formula="of:=([.A31]/26)^2" office:value-type="float" office:value="1.61094674556213" calcext:value-type="float">
            <text:p>1.61094674556213</text:p>
          </table:table-cell>
          <table:table-cell table:formula="of:=SQRT([.B31])" office:value-type="float" office:value="18.7082869338697" calcext:value-type="float">
            <text:p>18.7082869338697</text:p>
          </table:table-cell>
          <table:table-cell table:formula="of:=[.$A$2]*[.C31]/[.D31]" office:value-type="float" office:value="21.5271813936857" calcext:value-type="float">
            <text:p>21.5271813936857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0" calcext:value-type="float">
            <text:p>350</text:p>
          </table:table-cell>
          <table:table-cell table:formula="of:=([.A32]/26)^2" office:value-type="float" office:value="1.71005917159763" calcext:value-type="float">
            <text:p>1.71005917159763</text:p>
          </table:table-cell>
          <table:table-cell table:formula="of:=SQRT([.B32])" office:value-type="float" office:value="18.7082869338697" calcext:value-type="float">
            <text:p>18.7082869338697</text:p>
          </table:table-cell>
          <table:table-cell table:formula="of:=[.$A$2]*[.C32]/[.D32]" office:value-type="float" office:value="22.8516268972457" calcext:value-type="float">
            <text:p>22.851626897245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table:formula="of:=([.A33]/26)^2" office:value-type="float" office:value="1.81213017751479" calcext:value-type="float">
            <text:p>1.81213017751479</text:p>
          </table:table-cell>
          <table:table-cell table:formula="of:=SQRT([.B33])" office:value-type="float" office:value="18.7082869338697" calcext:value-type="float">
            <text:p>18.7082869338697</text:p>
          </table:table-cell>
          <table:table-cell table:formula="of:=[.$A$2]*[.C33]/[.D33]" office:value-type="float" office:value="24.2156080874793" calcext:value-type="float">
            <text:p>24.215608087479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0" calcext:value-type="float">
            <text:p>350</text:p>
          </table:table-cell>
          <table:table-cell table:formula="of:=([.A34]/26)^2" office:value-type="float" office:value="1.91715976331361" calcext:value-type="float">
            <text:p>1.91715976331361</text:p>
          </table:table-cell>
          <table:table-cell table:formula="of:=SQRT([.B34])" office:value-type="float" office:value="18.7082869338697" calcext:value-type="float">
            <text:p>18.7082869338697</text:p>
          </table:table-cell>
          <table:table-cell table:formula="of:=[.$A$2]*[.C34]/[.D34]" office:value-type="float" office:value="25.6191249643862" calcext:value-type="float">
            <text:p>25.619124964386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formula="of:=([.A35]/26)^2" office:value-type="float" office:value="2.02514792899408" calcext:value-type="float">
            <text:p>2.02514792899408</text:p>
          </table:table-cell>
          <table:table-cell table:formula="of:=SQRT([.B35])" office:value-type="float" office:value="18.7082869338697" calcext:value-type="float">
            <text:p>18.7082869338697</text:p>
          </table:table-cell>
          <table:table-cell table:formula="of:=[.$A$2]*[.C35]/[.D35]" office:value-type="float" office:value="27.0621775279666" calcext:value-type="float">
            <text:p>27.062177527966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0" calcext:value-type="float">
            <text:p>350</text:p>
          </table:table-cell>
          <table:table-cell table:formula="of:=([.A36]/26)^2" office:value-type="float" office:value="2.13609467455621" calcext:value-type="float">
            <text:p>2.13609467455621</text:p>
          </table:table-cell>
          <table:table-cell table:formula="of:=SQRT([.B36])" office:value-type="float" office:value="18.7082869338697" calcext:value-type="float">
            <text:p>18.7082869338697</text:p>
          </table:table-cell>
          <table:table-cell table:formula="of:=[.$A$2]*[.C36]/[.D36]" office:value-type="float" office:value="28.5447657782205" calcext:value-type="float">
            <text:p>28.544765778220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0" calcext:value-type="float">
            <text:p>350</text:p>
          </table:table-cell>
          <table:table-cell table:formula="of:=([.A37]/26)^2" office:value-type="float" office:value="2.25" calcext:value-type="float">
            <text:p>2.25</text:p>
          </table:table-cell>
          <table:table-cell table:formula="of:=SQRT([.B37])" office:value-type="float" office:value="18.7082869338697" calcext:value-type="float">
            <text:p>18.7082869338697</text:p>
          </table:table-cell>
          <table:table-cell table:formula="of:=[.$A$2]*[.C37]/[.D37]" office:value-type="float" office:value="30.0668897151477" calcext:value-type="float">
            <text:p>30.066889715147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0" calcext:value-type="float">
            <text:p>350</text:p>
          </table:table-cell>
          <table:table-cell table:formula="of:=([.A38]/26)^2" office:value-type="float" office:value="2.36686390532544" calcext:value-type="float">
            <text:p>2.36686390532544</text:p>
          </table:table-cell>
          <table:table-cell table:formula="of:=SQRT([.B38])" office:value-type="float" office:value="18.7082869338697" calcext:value-type="float">
            <text:p>18.7082869338697</text:p>
          </table:table-cell>
          <table:table-cell table:formula="of:=[.$A$2]*[.C38]/[.D38]" office:value-type="float" office:value="31.6285493387484" calcext:value-type="float">
            <text:p>31.628549338748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0" calcext:value-type="float">
            <text:p>350</text:p>
          </table:table-cell>
          <table:table-cell table:formula="of:=([.A39]/26)^2" office:value-type="float" office:value="2.48668639053254" calcext:value-type="float">
            <text:p>2.48668639053254</text:p>
          </table:table-cell>
          <table:table-cell table:formula="of:=SQRT([.B39])" office:value-type="float" office:value="18.7082869338697" calcext:value-type="float">
            <text:p>18.7082869338697</text:p>
          </table:table-cell>
          <table:table-cell table:formula="of:=[.$A$2]*[.C39]/[.D39]" office:value-type="float" office:value="33.2297446490226" calcext:value-type="float">
            <text:p>33.229744649022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0" calcext:value-type="float">
            <text:p>350</text:p>
          </table:table-cell>
          <table:table-cell table:formula="of:=([.A40]/26)^2" office:value-type="float" office:value="2.6094674556213" calcext:value-type="float">
            <text:p>2.6094674556213</text:p>
          </table:table-cell>
          <table:table-cell table:formula="of:=SQRT([.B40])" office:value-type="float" office:value="18.7082869338697" calcext:value-type="float">
            <text:p>18.7082869338697</text:p>
          </table:table-cell>
          <table:table-cell table:formula="of:=[.$A$2]*[.C40]/[.D40]" office:value-type="float" office:value="34.8704756459702" calcext:value-type="float">
            <text:p>34.8704756459702</text:p>
          </table:table-cell>
          <table:table-cell table:number-columns-repeated="2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table:formula="of:=([.A46]/26)^2" office:value-type="float" office:value="1.33136094674556" calcext:value-type="float">
            <text:p>1.33136094674556</text:p>
          </table:table-cell>
          <table:table-cell table:formula="of:=SQRT([.B46])" office:value-type="float" office:value="9" calcext:value-type="float">
            <text:p>9</text:p>
          </table:table-cell>
          <table:table-cell table:formula="of:=[.$A$2]*[.C46]/[.D46]" office:value-type="float" office:value="36.98224852071" calcext:value-type="float">
            <text:p>36.98224852071</text:p>
          </table:table-cell>
          <table:table-cell/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19:02:39.477288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2T14:10:45.789347052</meta:creation-date>
    <dc:date>2021-01-02T19:10:40.390159848</dc:date>
    <meta:editing-duration>PT19M2S</meta:editing-duration>
    <meta:editing-cycles>4</meta:editing-cycles>
    <meta:generator>LibreOffice/7.0.3.1$Linux_X86_64 LibreOffice_project/00$Build-1</meta:generator>
    <meta:document-statistic meta:table-count="1" meta:cell-count="181" meta:object-count="0"/>
  </office:meta>
</office:document-meta>
</file>